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fo:font-size="6pt" officeooo:rsid="0002530e" officeooo:paragraph-rsid="0002530e" style:font-size-asian="5.25pt" style:font-size-complex="6pt"/>
    </style:style>
    <style:style style:name="P2" style:family="paragraph" style:parent-style-name="Heading">
      <style:paragraph-properties fo:line-height="150%"/>
    </style:style>
    <style:style style:name="P3" style:family="paragraph" style:parent-style-name="Preformatted_20_Text">
      <style:paragraph-properties fo:line-height="150%"/>
      <style:text-properties style:font-name="Liberation Sans" officeooo:paragraph-rsid="0002530e"/>
    </style:style>
    <style:style style:name="P4" style:family="paragraph" style:parent-style-name="Heading_20_1">
      <style:paragraph-properties fo:line-height="150%"/>
    </style:style>
    <style:style style:name="T1" style:family="text">
      <style:text-properties officeooo:rsid="0002530e"/>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2530e"/>
    </style:style>
    <style:style style:name="T4" style:family="text">
      <style:text-properties style:text-underline-style="none"/>
    </style:style>
    <style:style style:name="T5" style:family="text">
      <style:text-properties style:text-underline-style="none" officeooo:rsid="0002530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Ejercicio 1.</text:h>
      <text:p text:style-name="P2">PARA LA WEB: David Simon</text:p>
      <text:p text:style-name="P3">Utiliza un contraste en blanco y negro con una tipografía tipo sans serif. El contenido se encuentra en una sola columna y todo centrado por lo que se puede decir que tiene cierta simetría. Cada post se encuentra encerrado en un cuadrado como elemento divisorio aunque estos cuadrados se encuentran sombreados causando una sensación de volumen.</text:p>
      <text:p text:style-name="P3">Utiliza el icono de una lupa, elemento bastante reconocible para indicar el botón de búsqueda.</text:p>
      <text:p text:style-name="P3">En cuanto al titulo junto con el logo, apareciendo juntos en distintos planos y de forma asimétrica que contrasta con la simetría del resto de la web.</text:p>
      <text:p text:style-name="P2">PARA LA WEB: electric plup</text:p>
      <text:p text:style-name="P3">La primera parte es asimétrica y u<text:span text:style-name="T1">ti</text:span>liza colores corporativos en los botones contrastando el color azul para los botones de los que se quiere llamar la atención.</text:p>
      <text:p text:style-name="P3">Una vez avanzas en la web se muestra todo de forma mas simétrica en dos columnas <text:s/>con la información <text:span text:style-name="T4">divid</text:span><text:span text:style-name="T5">i</text:span><text:span text:style-name="T4">da</text:span> en secciones que se intuyen dejando <text:s/>pequeños espacios en blanco entre los post.</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6pt" officeooo:rsid="0002530e" officeooo:paragraph-rsid="0002530e" style:font-size-asian="5.25pt" style:font-size-complex="6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aura Orts Ramo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2T19:29:04.369000000</meta:creation-date>
    <dc:date>2022-09-22T19:36:42.548000000</dc:date>
    <meta:editing-duration>PT6M31S</meta:editing-duration>
    <meta:editing-cycles>2</meta:editing-cycles>
    <meta:generator>LibreOffice/7.3.5.2$Windows_X86_64 LibreOffice_project/184fe81b8c8c30d8b5082578aee2fed2ea847c01</meta:generator>
    <meta:document-statistic meta:table-count="0" meta:image-count="0" meta:object-count="0" meta:page-count="1" meta:paragraph-count="9" meta:word-count="173" meta:character-count="1017" meta:non-whitespace-character-count="851"/>
  </office:meta>
</office:document-meta>
</file>